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509dd3" officeooo:paragraph-rsid="003c4594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paragraph-rsid="005267e9"/>
    </style:style>
    <style:style style:name="P3" style:family="paragraph" style:parent-style-name="Standard">
      <style:text-properties fo:color="#ff3333" fo:font-size="18pt" fo:font-weight="bold" officeooo:rsid="007e2c77" officeooo:paragraph-rsid="005267e9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7" style:family="paragraph" style:parent-style-name="Standard">
      <style:text-properties fo:font-weight="bold" officeooo:rsid="005267e9" officeooo:paragraph-rsid="005267e9"/>
    </style:style>
    <style:style style:name="P8" style:family="paragraph" style:parent-style-name="Standard">
      <style:text-properties fo:font-weight="bold" officeooo:rsid="0087d159" officeooo:paragraph-rsid="0087d159"/>
    </style:style>
    <style:style style:name="P9" style:family="paragraph" style:parent-style-name="Standard">
      <style:text-properties fo:color="#000000" fo:font-weight="bold" officeooo:paragraph-rsid="003c4594"/>
    </style:style>
    <style:style style:name="P10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17aa4e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8ad771" style:font-weight-asian="bold" style:font-weight-complex="bold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fo:color="#0066cc" fo:font-size="18pt" fo:font-weight="bold" officeooo:rsid="00888cca" officeooo:paragraph-rsid="00888cca" style:font-size-asian="18pt" style:font-weight-asian="bold" style:font-size-complex="18pt" style:font-weight-complex="bold"/>
    </style:style>
    <style:style style:name="P14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8c364e" style:font-weight-asian="bold" style:font-weight-complex="bold"/>
    </style:style>
    <style:style style:name="P15" style:family="paragraph" style:parent-style-name="Standard" style:list-style-name="L1">
      <style:paragraph-properties fo:margin-left="0.079cm" fo:margin-right="0cm" fo:text-indent="0cm" style:auto-text-indent="false"/>
      <style:text-properties fo:font-weight="bold" officeooo:paragraph-rsid="008c364e" style:font-weight-asian="bold" style:font-weight-complex="bold"/>
    </style:style>
    <style:style style:name="P16" style:family="paragraph" style:parent-style-name="Standard">
      <style:paragraph-properties fo:margin-left="0.079cm" fo:margin-right="0cm" fo:text-indent="0cm" style:auto-text-indent="false"/>
      <style:text-properties fo:color="#000000" fo:font-weight="bold" officeooo:paragraph-rsid="008cf85d" style:font-weight-asian="bold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15bed2" style:font-size-asian="18pt" style:font-weight-asian="bold" style:font-size-complex="18pt" style:font-weight-complex="bold"/>
    </style:style>
    <style:style style:name="T3" style:family="text">
      <style:text-properties fo:font-size="18pt" officeooo:rsid="00509dd3" style:font-size-asian="18pt" style:font-weight-asian="bold" style:font-size-complex="18pt" style:font-weight-complex="bold"/>
    </style:style>
    <style:style style:name="T4" style:family="text">
      <style:text-properties fo:font-size="18pt" officeooo:rsid="0087d159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000000" fo:letter-spacing="normal" fo:font-style="normal" officeooo:rsid="003c4594"/>
    </style:style>
    <style:style style:name="T7" style:family="text">
      <style:text-properties fo:font-variant="normal" fo:text-transform="none" fo:color="#000000" fo:letter-spacing="normal" fo:font-style="normal" officeooo:rsid="00873e2d"/>
    </style:style>
    <style:style style:name="T8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9" style:family="text">
      <style:text-properties fo:font-variant="normal" fo:text-transform="none" fo:color="#000000" fo:font-size="18pt" fo:letter-spacing="normal" fo:font-style="normal" officeooo:rsid="00873e2d" style:font-size-asian="18pt" style:font-size-complex="18pt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officeooo:rsid="00873e2d"/>
    </style:style>
    <style:style style:name="T12" style:family="text">
      <style:text-properties fo:font-variant="normal" fo:text-transform="none" fo:letter-spacing="normal" fo:font-style="normal" officeooo:rsid="008a4841"/>
    </style:style>
    <style:style style:name="T13" style:family="text">
      <style:text-properties fo:font-variant="normal" fo:text-transform="none" fo:color="#0066cc" fo:font-size="18pt" fo:letter-spacing="normal" fo:font-style="normal" officeooo:rsid="00888cca" style:font-size-asian="18pt" style:font-size-complex="18pt"/>
    </style:style>
    <style:style style:name="T14" style:family="text">
      <style:text-properties fo:font-variant="normal" fo:text-transform="none" fo:color="#0066cc" fo:font-size="18pt" fo:letter-spacing="normal" fo:font-style="normal" officeooo:rsid="00873e2d" style:font-size-asian="18pt" style:font-size-complex="18pt"/>
    </style:style>
    <style:style style:name="T15" style:family="text">
      <style:text-properties fo:font-variant="normal" fo:text-transform="none" fo:color="#0066cc" fo:font-size="18pt" fo:letter-spacing="normal" fo:font-style="normal" officeooo:rsid="008a4841" style:font-size-asian="18pt" style:font-size-complex="18pt"/>
    </style:style>
    <style:style style:name="T16" style:family="text">
      <style:text-properties fo:font-variant="normal" fo:text-transform="none" fo:color="#0066cc" fo:font-size="18pt" fo:letter-spacing="normal" fo:font-style="normal" officeooo:rsid="008ad771" style:font-size-asian="18pt" style:font-size-complex="18pt"/>
    </style:style>
    <style:style style:name="T17" style:family="text">
      <style:text-properties fo:font-variant="normal" fo:text-transform="none" fo:color="#0066cc" fo:font-size="18pt" fo:letter-spacing="normal" fo:font-style="normal" officeooo:rsid="008c364e" style:font-size-asian="18pt" style:font-size-complex="18pt"/>
    </style:style>
    <style:style style:name="T18" style:family="text">
      <style:text-properties fo:font-variant="normal" fo:text-transform="none" fo:color="#0066cc" fo:font-size="18pt" fo:letter-spacing="normal" fo:font-style="normal" officeooo:rsid="008cf85d" style:font-size-asian="18pt" style:font-size-complex="18pt"/>
    </style:style>
    <style:style style:name="T19" style:family="text">
      <style:text-properties officeooo:rsid="002a6821"/>
    </style:style>
    <style:style style:name="T20" style:family="text">
      <style:text-properties officeooo:rsid="0054b68a"/>
    </style:style>
    <style:style style:name="T21" style:family="text">
      <style:text-properties officeooo:rsid="00551f18"/>
    </style:style>
    <style:style style:name="T22" style:family="text">
      <style:text-properties fo:color="#000000"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9">P</text:span>lan piosenek <text:span text:style-name="T21">2014.01.14</text:span></text:p>
      <text:p text:style-name="P5">#########<text:span text:style-name="T20">## Konferencja </text:span>####################</text:p>
      <text:list xml:id="list7889738821646546811" text:style-name="L1">
        <text:list-header>
          <text:p text:style-name="P10"><text:span text:style-name="T6">1. <text:s/></text:span><text:span text:style-name="T7">Duchu Święty przyjdź (niech wiara zagości)</text:span></text:p>
          <text:p text:style-name="P13"><text:span text:style-name="T11">r</text:span><text:span text:style-name="T10">ef. wers x4 </text:span><text:span text:style-name="T12">niech wiara</text:span><text:span text:style-name="T10">, slajd x2</text:span></text:p>
          <text:p text:style-name="P11"/>
          <text:p text:style-name="P12"><text:span text:style-name="T8">2. <text:s/></text:span><text:span text:style-name="T9">Dziś jest czas</text:span></text:p>
          <text:p text:style-name="P12"><text:span text:style-name="T16">z. x2 tylko na pierwszym okrążeniu, </text:span><text:span text:style-name="T14">r</text:span><text:span text:style-name="T13">ef. Wers </text:span><text:span text:style-name="T16">łacznie</text:span><text:span text:style-name="T13"> x4</text:span></text:p>
          <text:p text:style-name="P6"/>
          <text:p text:style-name="P14"><text:span text:style-name="T5">3</text:span><text:span text:style-name="T22">. <text:s/></text:span><text:span text:style-name="T9">Chwalcie Pana niebios</text:span></text:p>
          <text:p text:style-name="P15"><text:span text:style-name="T17">ref</text:span><text:span text:style-name="T16"> x2 </text:span><text:span text:style-name="T17">normalnie</text:span></text:p>
          <text:p text:style-name="P15"><text:span text:style-name="T17"/></text:p>
        </text:list-header>
      </text:list>
      <text:p text:style-name="P9"><text:span text:style-name="T2">4</text:span><text:span text:style-name="T1">. <text:s/></text:span><text:span text:style-name="T4">Godzien o godzien</text:span></text:p>
      <text:p text:style-name="P16"><text:span text:style-name="T18">Z1 x2 r</text:span><text:span text:style-name="T17">ef </text:span><text:span text:style-name="T18">wers</text:span><text:span text:style-name="T16"> x</text:span><text:span text:style-name="T18">3</text:span><text:span text:style-name="T16"> </text:span><text:span text:style-name="T18">(ref </text:span><text:span text:style-name="T17">normalnie</text:span><text:span text:style-name="T18"> jak napisane) z2 x1 ref On B jest wers x3 jak napisane, potem ref Tyś B jest wers x3</text:span></text:p>
      <text:p text:style-name="P1"/>
      <text:p text:style-name="P7"><text:span text:style-name="T3">5. </text:span><text:span text:style-name="T4">Jezu, Tyś jest światłością mej duszy</text:span></text:p>
      <text:p text:style-name="P7"><text:span text:style-name="T4"/></text:p>
      <text:p text:style-name="P8"><text:span text:style-name="T4">6. </text:span><text:span text:style-name="T1">W moim sercu jest tylko Imię Twe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40S</meta:editing-duration>
    <meta:editing-cycles>155</meta:editing-cycles>
    <meta:generator>LibreOffice/4.1.2.3$Windows_x86 LibreOffice_project/40b2d7fde7e8d2d7bc5a449dc65df4d08a7dd38</meta:generator>
    <dc:date>2014-01-13T22:47:12.443000000</dc:date>
    <meta:document-statistic meta:table-count="0" meta:image-count="0" meta:object-count="0" meta:page-count="1" meta:paragraph-count="12" meta:word-count="86" meta:character-count="475" meta:non-whitespace-character-count="397"/>
    <meta:user-defined meta:name="Info 1"/>
    <meta:user-defined meta:name="Info 2"/>
    <meta:user-defined meta:name="Info 3"/>
    <meta:user-defined meta:name="Info 4"/>
  </office:meta>
</office:document-meta>
</file>